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985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4.396cm"/>
    </style:style>
    <style:style style:name="co15" style:family="table-column">
      <style:table-column-properties fo:break-before="auto" style:column-width="3.4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4" office:value-type="string" calcext:value-type="string">
            <text:p>winter_triticale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Triticale d'hiver conventionnel</text:p>
          </table:table-cell>
          <table:table-cell table:style-name="ce6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5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bour</text:p>
          </table:table-cell>
          <table:table-cell table:style-name="ce4" table:number-columns-repeated="2"/>
          <table:table-cell table:style-name="ce4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4" table:number-columns-repeated="2"/>
          <table:table-cell table:style-name="ce4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seeds</text:p>
          </table:table-cell>
          <table:table-cell table:style-name="ce4" office:value-type="string" calcext:value-type="string">
            <text:p>triticale_seed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lant_medicine</text:p>
          </table:table-cell>
          <table:table-cell table:style-name="ce4" office:value-type="string" calcext:value-type="string">
            <text:p>anti_slu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triticale_herbicide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5" office:value-type="string" calcext:value-type="string">
            <text:p>ammonitrate_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5" office:value-type="string" calcext:value-type="string">
            <text:p>ammonitrate_3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triticale_insecticide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triticale_grain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triticale_straw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5" table:number-columns-repeated="6"/>
          <table:table-cell table:style-name="ce7"/>
          <table:table-cell table:style-name="ce5" table:number-columns-repeated="5"/>
          <table:table-cell table:number-columns-repeated="52"/>
        </table:table-row>
        <table:table-row table:style-name="ro1" table:number-rows-repeated="946">
          <table:table-cell table:style-name="ce5" table:number-columns-repeated="12"/>
          <table:table-cell table:number-columns-repeated="52"/>
        </table:table-row>
        <table:table-row table:style-name="ro2" table:number-rows-repeated="104760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4" office:value-type="string" calcext:value-type="string">
            <text:p>winter_triticale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Triticale d'hiver biologique</text:p>
          </table:table-cell>
          <table:table-cell table:style-name="ce6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8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OL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OL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5" office:value-type="string" calcext:value-type="string">
            <text:p>litter_cattle_manur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triticale_seed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HOE_ROT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triticale_grain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triticale_straw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1">
          <table:table-cell table:style-name="ce2" table:number-columns-repeated="12"/>
          <table:table-cell table:number-columns-repeated="52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10:08.222174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10:39.817726351</dc:date>
    <meta:editing-duration>PT31S</meta:editing-duration>
    <meta:editing-cycles>1</meta:editing-cycles>
    <meta:document-statistic meta:table-count="2" meta:cell-count="244" meta:object-count="0"/>
  </office:meta>
</office:document-meta>
</file>